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E0000026AE325CEFAE14A76FC.png" manifest:media-type="image/png"/>
  <manifest:file-entry manifest:full-path="Pictures/10000000000002CA0000037A834D74014FA8D7F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1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34cm" svg:height="15.749cm" svg:x="0cm" svg:y="0.001cm">
          <draw:image xlink:href="Pictures/10000000000002CA0000037A834D74014FA8D7F3.gif" xlink:type="simple" xlink:show="embed" xlink:actuate="onLoad" draw:mime-type="image/gif">
            <text:p/>
          </draw:image>
        </draw:frame>
        <draw:frame presentation:style-name="pr1" draw:text-style-name="P3" draw:layer="layout" svg:width="2.5cm" svg:height="2.129cm" svg:x="13cm" svg:y="0cm" presentation:class="title" presentation:user-transformed="true">
          <draw:text-box>
            <text:p text:style-name="P2">Try</text:p>
          </draw:text-box>
        </draw:frame>
        <draw:frame draw:style-name="gr2" draw:text-style-name="P4" draw:layer="layout" svg:width="16.5cm" svg:height="13.892cm" svg:x="11cm" svg:y="1.858cm">
          <draw:image xlink:href="Pictures/10000201000002DE0000026AE325CEFAE14A76F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28T10:20:09.479103125</dc:date>
    <meta:editing-duration>PT55M51S</meta:editing-duration>
    <meta:editing-cycles>7</meta:editing-cycles>
    <meta:generator>LibreOffice/7.1.6.2$Linux_X86_64 LibreOffice_project/10$Build-2</meta:generator>
    <meta:document-statistic meta:object-count="26"/>
  </office:meta>
</office:document-meta>
</file>